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table:number-columns-spanned="4" table:number-rows-spanned="1">
            <text:p>init</text:p>
          </table:table-cell>
          <table:covered-table-cell table:number-columns-repeated="3"/>
          <table:table-cell office:value-type="string" table:number-columns-spanned="4" table:number-rows-spanned="1">
            <text:p>full</text:p>
          </table:table-cell>
          <table:covered-table-cell table:number-columns-repeated="3"/>
        </table:table-row>
        <table:table-row table:style-name="ro1">
          <table:table-cell office:value-type="string">
            <text:p>real</text:p>
          </table:table-cell>
          <table:table-cell office:value-type="string">
            <text:p>usr</text:p>
          </table:table-cell>
          <table:table-cell office:value-type="string">
            <text:p>sys</text:p>
          </table:table-cell>
          <table:table-cell/>
          <table:table-cell office:value-type="string">
            <text:p>real</text:p>
          </table:table-cell>
          <table:table-cell office:value-type="string">
            <text:p>usr</text:p>
          </table:table-cell>
          <table:table-cell office:value-type="string">
            <text:p>sys</text:p>
          </table:table-cell>
          <table:table-cell/>
        </table:table-row>
        <table:table-row table:style-name="ro2">
          <table:table-cell office:value-type="string">
            <text:p>0m0.030s</text:p>
          </table:table-cell>
          <table:table-cell office:value-type="string">
            <text:p>0m0.000s</text:p>
          </table:table-cell>
          <table:table-cell office:value-type="string">
            <text:p>0m0.004s</text:p>
          </table:table-cell>
          <table:table-cell/>
          <table:table-cell office:value-type="string">
            <text:p>0m0.393s</text:p>
          </table:table-cell>
          <table:table-cell office:value-type="string">
            <text:p>0m0.000s</text:p>
          </table:table-cell>
          <table:table-cell office:value-type="string">
            <text:p>0m0.236s</text:p>
          </table:table-cell>
          <table:table-cell/>
        </table:table-row>
        <table:table-row table:style-name="ro2">
          <table:table-cell office:value-type="string">
            <text:p>0m0.025s</text:p>
          </table:table-cell>
          <table:table-cell office:value-type="string">
            <text:p>0m0.000s</text:p>
          </table:table-cell>
          <table:table-cell office:value-type="string">
            <text:p>0m0.004s</text:p>
          </table:table-cell>
          <table:table-cell/>
          <table:table-cell office:value-type="string">
            <text:p>0m0.478s</text:p>
          </table:table-cell>
          <table:table-cell office:value-type="string">
            <text:p>0m0.000s</text:p>
          </table:table-cell>
          <table:table-cell office:value-type="string">
            <text:p>0m0.276s</text:p>
          </table:table-cell>
          <table:table-cell/>
        </table:table-row>
        <table:table-row table:style-name="ro2">
          <table:table-cell office:value-type="string">
            <text:p>0m0.026s</text:p>
          </table:table-cell>
          <table:table-cell office:value-type="string">
            <text:p>0m0.000s</text:p>
          </table:table-cell>
          <table:table-cell office:value-type="string">
            <text:p>0m0.008s</text:p>
          </table:table-cell>
          <table:table-cell/>
          <table:table-cell office:value-type="string">
            <text:p>0m0.388s</text:p>
          </table:table-cell>
          <table:table-cell office:value-type="string">
            <text:p>0m0.004s</text:p>
          </table:table-cell>
          <table:table-cell office:value-type="string">
            <text:p>0m0.224s</text:p>
          </table:table-cell>
          <table:table-cell/>
        </table:table-row>
        <table:table-row table:style-name="ro2">
          <table:table-cell office:value-type="string">
            <text:p>0m0.030s</text:p>
          </table:table-cell>
          <table:table-cell office:value-type="string">
            <text:p>0m0.000s</text:p>
          </table:table-cell>
          <table:table-cell office:value-type="string">
            <text:p>0m0.004s</text:p>
          </table:table-cell>
          <table:table-cell/>
          <table:table-cell office:value-type="string">
            <text:p>0m0.457s</text:p>
          </table:table-cell>
          <table:table-cell table:number-columns-repeated="2" office:value-type="string">
            <text:p>0m0.136s</text:p>
          </table:table-cell>
          <table:table-cell/>
        </table:table-row>
        <table:table-row table:style-name="ro2">
          <table:table-cell office:value-type="string">
            <text:p>0m0.025s</text:p>
          </table:table-cell>
          <table:table-cell office:value-type="string">
            <text:p>0m0.000s</text:p>
          </table:table-cell>
          <table:table-cell office:value-type="string">
            <text:p>0m0.004s</text:p>
          </table:table-cell>
          <table:table-cell/>
          <table:table-cell office:value-type="string">
            <text:p>0m0.381s</text:p>
          </table:table-cell>
          <table:table-cell office:value-type="string">
            <text:p>0m0.000s</text:p>
          </table:table-cell>
          <table:table-cell office:value-type="string">
            <text:p>0m0.220s</text:p>
          </table:table-cell>
          <table:table-cell/>
        </table:table-row>
        <table:table-row table:style-name="ro2">
          <table:table-cell office:value-type="string">
            <text:p>0m0.030s</text:p>
          </table:table-cell>
          <table:table-cell office:value-type="string">
            <text:p>0m0.000s</text:p>
          </table:table-cell>
          <table:table-cell office:value-type="string">
            <text:p>0m0.004s</text:p>
          </table:table-cell>
          <table:table-cell/>
          <table:table-cell office:value-type="string">
            <text:p>0m0.388s</text:p>
          </table:table-cell>
          <table:table-cell office:value-type="string">
            <text:p>0m0.076s</text:p>
          </table:table-cell>
          <table:table-cell office:value-type="string">
            <text:p>0m0.160s</text:p>
          </table:table-cell>
          <table:table-cell/>
        </table:table-row>
        <table:table-row table:style-name="ro2">
          <table:table-cell office:value-type="string">
            <text:p>0m0.025s</text:p>
          </table:table-cell>
          <table:table-cell office:value-type="string">
            <text:p>0m0.000s</text:p>
          </table:table-cell>
          <table:table-cell office:value-type="string">
            <text:p>0m0.004s</text:p>
          </table:table-cell>
          <table:table-cell/>
          <table:table-cell office:value-type="string">
            <text:p>0m0.324s</text:p>
          </table:table-cell>
          <table:table-cell office:value-type="string">
            <text:p>0m0.184s</text:p>
          </table:table-cell>
          <table:table-cell office:value-type="string">
            <text:p>0m0.000s</text:p>
          </table:table-cell>
          <table:table-cell/>
        </table:table-row>
        <table:table-row table:style-name="ro2">
          <table:table-cell office:value-type="string">
            <text:p>0m0.030s</text:p>
          </table:table-cell>
          <table:table-cell office:value-type="string">
            <text:p>0m0.000s</text:p>
          </table:table-cell>
          <table:table-cell office:value-type="string">
            <text:p>0m0.004s</text:p>
          </table:table-cell>
          <table:table-cell/>
          <table:table-cell office:value-type="string">
            <text:p>0m0.378s</text:p>
          </table:table-cell>
          <table:table-cell office:value-type="string">
            <text:p>0m0.148s</text:p>
          </table:table-cell>
          <table:table-cell office:value-type="string">
            <text:p>0m0.072s</text:p>
          </table:table-cell>
          <table:table-cell/>
        </table:table-row>
        <table:table-row table:style-name="ro2">
          <table:table-cell office:value-type="string">
            <text:p>0m0.025s</text:p>
          </table:table-cell>
          <table:table-cell office:value-type="string">
            <text:p>0m0.000s</text:p>
          </table:table-cell>
          <table:table-cell office:value-type="string">
            <text:p>0m0.004s</text:p>
          </table:table-cell>
          <table:table-cell/>
          <table:table-cell office:value-type="string">
            <text:p>0m0.393s</text:p>
          </table:table-cell>
          <table:table-cell office:value-type="string">
            <text:p>0m0.000s</text:p>
          </table:table-cell>
          <table:table-cell office:value-type="string">
            <text:p>0m0.236s</text:p>
          </table:table-cell>
          <table:table-cell/>
        </table:table-row>
        <table:table-row table:style-name="ro2">
          <table:table-cell office:value-type="string">
            <text:p>0m0.030s</text:p>
          </table:table-cell>
          <table:table-cell office:value-type="string">
            <text:p>0m0.000s</text:p>
          </table:table-cell>
          <table:table-cell office:value-type="string">
            <text:p>0m0.004s</text:p>
          </table:table-cell>
          <table:table-cell/>
          <table:table-cell office:value-type="string">
            <text:p>0m0.353s</text:p>
          </table:table-cell>
          <table:table-cell office:value-type="string">
            <text:p>0m0.000s</text:p>
          </table:table-cell>
          <table:table-cell office:value-type="string">
            <text:p>0m0.212s</text:p>
          </table:table-cell>
          <table:table-cell/>
        </table:table-row>
        <table:table-row table:style-name="ro2">
          <table:table-cell office:value-type="string">
            <text:p>0m0.025s</text:p>
          </table:table-cell>
          <table:table-cell office:value-type="string">
            <text:p>0m0.000s</text:p>
          </table:table-cell>
          <table:table-cell office:value-type="string">
            <text:p>0m0.004s</text:p>
          </table:table-cell>
          <table:table-cell/>
          <table:table-cell office:value-type="string">
            <text:p>0m0.390s</text:p>
          </table:table-cell>
          <table:table-cell office:value-type="string">
            <text:p>0m0.000s</text:p>
          </table:table-cell>
          <table:table-cell office:value-type="string">
            <text:p>0m0.224s</text:p>
          </table:table-cell>
          <table:table-cell/>
        </table:table-row>
        <table:table-row table:style-name="ro2">
          <table:table-cell office:value-type="string">
            <text:p>0m0.030s</text:p>
          </table:table-cell>
          <table:table-cell office:value-type="string">
            <text:p>0m0.000s</text:p>
          </table:table-cell>
          <table:table-cell office:value-type="string">
            <text:p>0m0.004s</text:p>
          </table:table-cell>
          <table:table-cell/>
          <table:table-cell office:value-type="string">
            <text:p>0m0.338s</text:p>
          </table:table-cell>
          <table:table-cell office:value-type="string">
            <text:p>0m0.004s</text:p>
          </table:table-cell>
          <table:table-cell office:value-type="string">
            <text:p>0m0.192s</text:p>
          </table:table-cell>
          <table:table-cell/>
        </table:table-row>
        <table:table-row table:style-name="ro2">
          <table:table-cell office:value-type="string">
            <text:p>0m0.025s</text:p>
          </table:table-cell>
          <table:table-cell office:value-type="string">
            <text:p>0m0.000s</text:p>
          </table:table-cell>
          <table:table-cell office:value-type="string">
            <text:p>0m0.004s</text:p>
          </table:table-cell>
          <table:table-cell/>
          <table:table-cell office:value-type="string">
            <text:p>0m0.374s</text:p>
          </table:table-cell>
          <table:table-cell office:value-type="string">
            <text:p>0m0.004s</text:p>
          </table:table-cell>
          <table:table-cell office:value-type="string">
            <text:p>0m0.208s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a </meta:initial-creator>
    <meta:creation-date>2014-01-09T19:45:09</meta:creation-date>
    <meta:generator>LibreOffice/3.5$Linux_X86_64 LibreOffice_project/350m1$Build-2</meta:generator>
    <dc:date>2014-01-09T20:28:41</dc:date>
    <dc:creator>doa </dc:creator>
    <meta:editing-duration>PT42M12S</meta:editing-duration>
    <meta:editing-cycles>4</meta:editing-cycles>
    <meta:document-statistic meta:table-count="3" meta:cell-count="86" meta:object-count="0"/>
  </office:meta>
</office:document-meta>
</file>